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56cm"/>
    </style:style>
    <style:style style:name="Table1.B" style:family="table-column">
      <style:table-column-properties style:column-width="6.927cm"/>
    </style:style>
    <style:style style:name="Table1.C" style:family="table-column">
      <style:table-column-properties style:column-width="7.21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3.473cm"/>
    </style:style>
    <style:style style:name="Table2.B" style:family="table-column">
      <style:table-column-properties style:column-width="6.436cm"/>
    </style:style>
    <style:style style:name="Table2.C" style:family="table-column">
      <style:table-column-properties style:column-width="7.09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6.016cm" table:align="left"/>
    </style:style>
    <style:style style:name="Table3.A" style:family="table-column">
      <style:table-column-properties style:column-width="3.649cm"/>
    </style:style>
    <style:style style:name="Table3.B" style:family="table-column">
      <style:table-column-properties style:column-width="5.085cm"/>
    </style:style>
    <style:style style:name="Table3.C" style:family="table-column">
      <style:table-column-properties style:column-width="7.281cm"/>
    </style:style>
    <style:style style:name="Table3.A1" style:family="table-cell">
      <style:table-cell-properties style:vertical-align="middle" fo:padding="0.049cm" fo:border="none"/>
    </style:style>
    <style:style style:name="Table4" style:family="table">
      <style:table-properties style:width="16.245cm" table:align="left"/>
    </style:style>
    <style:style style:name="Table4.A" style:family="table-column">
      <style:table-column-properties style:column-width="3.704cm"/>
    </style:style>
    <style:style style:name="Table4.B" style:family="table-column">
      <style:table-column-properties style:column-width="5.214cm"/>
    </style:style>
    <style:style style:name="Table4.C" style:family="table-column">
      <style:table-column-properties style:column-width="7.327cm"/>
    </style:style>
    <style:style style:name="Table4.A1" style:family="table-cell">
      <style:table-cell-properties style:vertical-align="middle" fo:padding="0.049cm" fo:border="none"/>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73e6" officeooo:paragraph-rsid="002273e6"/>
    </style:style>
    <style:style style:name="P2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d0f3" officeooo:paragraph-rsid="0025d0f3"/>
    </style:style>
    <style:style style:name="P2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9d0cf"/>
    </style:style>
    <style:style style:name="P23"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a7ba0"/>
    </style:style>
    <style:style style:name="P25"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10">
      <style:paragraph-properties fo:margin-left="0cm" fo:margin-right="0cm" fo:text-indent="0cm" style:auto-text-indent="false"/>
    </style:style>
    <style:style style:name="P27" style:family="paragraph" style:parent-style-name="Text_20_body" style:list-style-name="L11">
      <style:paragraph-properties fo:margin-left="0cm" fo:margin-right="0cm" fo:text-indent="0cm" style:auto-text-indent="false"/>
    </style:style>
    <style:style style:name="P28" style:family="paragraph" style:parent-style-name="Table_20_Heading">
      <style:paragraph-properties fo:margin-left="0cm" fo:margin-right="0cm" fo:text-indent="0cm" style:auto-text-indent="false"/>
    </style:style>
    <style:style style:name="P29" style:family="paragraph" style:parent-style-name="Table_20_Contents">
      <style:paragraph-properties fo:margin-left="0cm" fo:margin-right="0cm" fo:text-indent="0cm" style:auto-text-indent="false"/>
    </style:style>
    <style:style style:name="P30" style:family="paragraph" style:parent-style-name="Standard">
      <style:text-properties fo:font-weight="bold" style:font-weight-asian="bold" style:font-weight-complex="bold"/>
    </style:style>
    <style:style style:name="P31" style:family="paragraph" style:parent-style-name="Heading_20_2">
      <style:text-properties fo:font-weight="bold" style:font-weight-asian="bold" style:font-weight-complex="bold"/>
    </style:style>
    <style:style style:name="P32" style:family="paragraph" style:parent-style-name="Text_20_body" style:list-style-name="L12">
      <style:paragraph-properties fo:margin-left="0cm" fo:margin-right="0cm" fo:text-indent="0cm" style:auto-text-indent="false"/>
      <style:text-properties fo:font-weight="bold" style:font-weight-asian="bold" style:font-weight-complex="bold"/>
    </style:style>
    <style:style style:name="P33" style:family="paragraph" style:parent-style-name="Text_20_body" style:list-style-name="L12">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4" style:family="paragraph" style:parent-style-name="Heading_20_2">
      <style:paragraph-properties fo:margin-left="0cm" fo:margin-right="0cm" fo:text-indent="0cm" style:auto-text-indent="false"/>
      <style:text-properties fo:font-size="12pt" style:font-size-asian="12pt" style:font-size-complex="12pt"/>
    </style:style>
    <style:style style:name="P35" style:family="paragraph" style:parent-style-name="Text_20_body" style:list-style-name="L13">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list-style-name="L14">
      <style:paragraph-properties fo:margin-left="0cm" fo:margin-right="0cm" fo:text-indent="0cm" style:auto-text-indent="false"/>
      <style:text-properties fo:font-weight="bold" style:font-weight-asian="bold" style:font-weight-complex="bold"/>
    </style:style>
    <style:style style:name="P37" style:family="paragraph" style:parent-style-name="Text_20_body" style:list-style-name="L14">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8" style:family="paragraph" style:parent-style-name="Table_20_Heading">
      <style:paragraph-properties fo:margin-left="0cm" fo:margin-right="0cm" fo:text-indent="0cm" style:auto-text-indent="false"/>
      <style:text-properties fo:font-size="12pt" style:font-size-asian="12pt" style:font-size-complex="12pt"/>
    </style:style>
    <style:style style:name="P39" style:family="paragraph" style:parent-style-name="Table_20_Contents">
      <style:paragraph-properties fo:margin-left="0cm" fo:margin-right="0cm" fo:text-indent="0cm" style:auto-text-indent="false"/>
      <style:text-properties fo:font-size="12pt" style:font-size-asian="12pt" style:font-size-complex="12pt"/>
    </style:style>
    <style:style style:name="P40" style:family="paragraph" style:parent-style-name="Standard">
      <style:text-properties fo:font-size="12pt" fo:font-weight="bold" style:font-size-asian="12pt" style:font-weight-asian="bold" style:font-size-complex="12pt" style:font-weight-complex="bold"/>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size="10.5pt" fo:font-weight="bold" loext:padding="0.049cm" loext:border="0.06pt solid #000000"/>
    </style:style>
    <style:style style:name="T4" style:family="text">
      <style:text-properties officeooo:rsid="00189061"/>
    </style:style>
    <style:style style:name="T5" style:family="text">
      <style:text-properties officeooo:rsid="002cdc2b"/>
    </style:style>
    <style:style style:name="T6" style:family="text">
      <style:text-properties fo:font-variant="normal" fo:text-transform="none" fo:color="#94a3b8" loext:opacity="100%" style:font-name="Arial2" fo:font-size="10.5pt" fo:letter-spacing="normal" fo:font-style="normal" fo:font-weight="normal" officeooo:rsid="0016a715"/>
    </style:style>
    <style:style style:name="T7" style:family="text">
      <style:text-properties fo:font-variant="normal" fo:text-transform="none" fo:color="#94a3b8" loext:opacity="100%" style:font-name="Arial2" fo:font-size="10.5pt" fo:letter-spacing="normal" fo:font-style="normal" fo:font-weight="normal" officeooo:rsid="0017e24b"/>
    </style:style>
    <style:style style:name="T8" style:family="text">
      <style:text-properties officeooo:rsid="001f5fd7"/>
    </style:style>
    <style:style style:name="T9" style:family="text">
      <style:text-properties officeooo:rsid="001ff680"/>
    </style:style>
    <style:style style:name="T10" style:family="text">
      <style:text-properties fo:font-variant="normal" fo:text-transform="none" fo:color="#94a3b8" loext:opacity="100%" style:font-name="Arial2" fo:font-size="10.5pt" fo:letter-spacing="normal" fo:font-style="normal" fo:font-weight="normal" officeooo:rsid="00211d86"/>
    </style:style>
    <style:style style:name="T11" style:family="text">
      <style:text-properties fo:font-variant="normal" fo:text-transform="none" fo:color="#94a3b8" loext:opacity="100%" style:font-name="Arial2" fo:font-size="10.5pt" fo:letter-spacing="normal" fo:font-style="normal" fo:font-weight="bold" officeooo:rsid="00211d86" loext:padding="0.049cm" loext:border="0.06pt solid #000000"/>
    </style:style>
    <style:style style:name="T12" style:family="text">
      <style:text-properties fo:font-variant="normal" fo:text-transform="none" fo:color="#94a3b8" loext:opacity="100%" style:font-name="Arial2" fo:font-size="10.5pt" fo:letter-spacing="normal" fo:font-style="normal" fo:font-weight="normal" officeooo:rsid="00222513"/>
    </style:style>
    <style:style style:name="T13" style:family="text">
      <style:text-properties fo:font-variant="normal" fo:text-transform="none" fo:color="#94a3b8" loext:opacity="100%" style:font-name="Arial2" fo:font-size="10.5pt" fo:letter-spacing="normal" fo:font-style="normal" fo:font-weight="normal" officeooo:rsid="002130a2"/>
    </style:style>
    <style:style style:name="T14" style:family="text">
      <style:text-properties fo:font-variant="normal" fo:text-transform="none" fo:color="#94a3b8" loext:opacity="100%" style:font-name="Arial2" fo:font-size="10.5pt" fo:letter-spacing="normal" fo:font-style="normal" fo:font-weight="normal" officeooo:rsid="002273e6"/>
    </style:style>
    <style:style style:name="T15" style:family="text">
      <style:text-properties fo:font-variant="normal" fo:text-transform="none" fo:color="#94a3b8" loext:opacity="100%" style:font-name="Arial2" fo:font-size="10.5pt" fo:letter-spacing="normal" fo:font-style="normal" fo:font-weight="normal" officeooo:rsid="002454e4"/>
    </style:style>
    <style:style style:name="T16" style:family="text">
      <style:text-properties fo:font-weight="bold" style:font-weight-asian="bold" style:font-weight-complex="bold"/>
    </style:style>
    <style:style style:name="T17" style:family="text">
      <style:text-properties fo:font-size="10pt" officeooo:rsid="0025d0f3" style:font-size-asian="10pt" style:font-size-complex="10pt"/>
    </style:style>
    <style:style style:name="T18" style:family="text">
      <style:text-properties officeooo:rsid="00263de9"/>
    </style:style>
    <style:style style:name="T19" style:family="text">
      <style:text-properties officeooo:rsid="0026f017"/>
    </style:style>
    <style:style style:name="T20" style:family="text">
      <style:text-properties fo:font-variant="normal" fo:text-transform="none" fo:color="#94a3b8" loext:opacity="100%" style:font-name="Arial2" fo:font-size="10.5pt" fo:letter-spacing="normal" fo:font-style="normal" fo:font-weight="normal" officeooo:rsid="0029d0cf"/>
    </style:style>
    <style:style style:name="T21" style:family="text">
      <style:text-properties fo:font-variant="normal" fo:text-transform="none" fo:color="#94a3b8" loext:opacity="100%" style:font-name="Arial2" fo:font-size="10.5pt" fo:letter-spacing="normal" fo:font-style="normal" fo:font-weight="normal" officeooo:rsid="0026f017"/>
    </style:style>
    <style:style style:name="T22" style:family="text">
      <style:text-properties officeooo:rsid="002a36aa"/>
    </style:style>
    <style:style style:name="T23" style:family="text">
      <style:text-properties officeooo:rsid="002a7ba0"/>
    </style:style>
    <style:style style:name="T24" style:family="text">
      <style:text-properties fo:font-variant="normal" fo:text-transform="none" fo:color="#94a3b8" loext:opacity="100%" style:font-name="Arial2" fo:font-size="10.5pt" fo:letter-spacing="normal" fo:font-style="normal" fo:font-weight="normal" officeooo:rsid="002a7ba0"/>
    </style:style>
    <style:style style:name="T25" style:family="text">
      <style:text-properties fo:font-variant="normal" fo:text-transform="none" fo:color="#f1f1f1" loext:opacity="100%" fo:font-family="Roboto, Arial, sans-serif" fo:font-size="10.5pt" fo:letter-spacing="normal" fo:font-style="normal" fo:font-weight="normal"/>
    </style:style>
    <style:style style:name="T26"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list text:style-name="L1">
        <text:list-item>
          <text:p text:style-name="P2"><text:span text:style-name="Strong_20_Emphasis"><text:span text:style-name="T1">Governance in Cloud</text:span></text:span><text:span text:style-name="T2">:<text:line-break/>Cloud adoption changes resource provisioning dynamics. Unlike on-premises where an operations team mediates resource creation requests, cloud users (app owners) can provision resources directly. This necessitates automated </text:span><text:span text:style-name="Strong_20_Emphasis"><text:span text:style-name="T1">guardrails</text:span></text:span><text:span text:style-name="T2"> (policies, RBAC, budgets) to ensure compliance with organizational and regulatory standards.</text:span></text:p>
        </text:list-item>
        <text:list-item>
          <text:p text:style-name="P2"><text:span text:style-name="Strong_20_Emphasis"><text:span text:style-name="T1">Governance Goals</text:span></text:span><text:span text:style-name="T2">:<text:line-break/>Governance is primarily about </text:span><text:span text:style-name="Strong_20_Emphasis"><text:span text:style-name="T1">risk mitigation</text:span></text:span><text:span text:style-name="T2">—preventing data leaks, resource misconfigurations, security breaches, service interruptions, and reputational damage by enforcing policies regardless of how resources are provisioned.</text:span></text:p>
        </text:list-item>
        <text:list-item>
          <text:p text:style-name="P2"><text:span text:style-name="Strong_20_Emphasis"><text:span text:style-name="T1">Shared Responsibility Model</text:span></text:span><text:span text:style-name="T2">:<text:line-break/>Microsoft manages certain compliance and security aspects, but customers remain responsible for protecting their data and controlling resource usage. Microsoft’s </text:span><text:span text:style-name="Strong_20_Emphasis"><text:span text:style-name="T1">Trust Center</text:span></text:span><text:span text:style-name="T2"> and </text:span><text:span text:style-name="Strong_20_Emphasis"><text:span text:style-name="T1">Microsoft Purview Compliance Manager</text:span></text:span><text:span text:style-name="T2"> provide extensive compliance certifications, reports, and tools to track organizational compliance posture, assign responsibilities, and manage improvement actions.</text:span></text:p>
        </text:list-item>
      </text:list>
      <text:p text:style-name="Horizontal_20_Line"/>
      <text:h text:style-name="P3" text:outline-level="3">Core Azure Governance Construc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nstruct</text:p>
            </table:table-cell>
            <table:table-cell table:style-name="Table1.A1" office:value-type="string">
              <text:p text:style-name="P4">Description</text:p>
            </table:table-cell>
            <table:table-cell table:style-name="Table1.A1" office:value-type="string">
              <text:p text:style-name="P4">Key Points</text:p>
            </table:table-cell>
          </table:table-row>
        </table:table-header-rows>
        <table:table-row>
          <table:table-cell table:style-name="Table1.A2" office:value-type="string">
            <text:p text:style-name="P5"><text:span text:style-name="Strong_20_Emphasis"><text:span text:style-name="T3">Management Groups</text:span></text:span></text:p>
          </table:table-cell>
          <table:table-cell table:style-name="Table1.A2" office:value-type="string">
            <text:p text:style-name="P6">Hierarchical containers to organize subscriptions. <text:span text:style-name="T4">Root managment group + </text:span>up to 6 levels deep <text:span text:style-name="T4">child management groups</text:span>, max 10,000 per tenant. <text:span text:style-name="T4">Subscriptions under them.</text:span></text:p>
          </table:table-cell>
          <table:table-cell table:style-name="Table1.A2" office:value-type="string">
            <text:p text:style-name="P6">Root Management Group exists per tenant; policies and RBAC applied here inherit downward, <text:span text:style-name="T5">and upper management grp policy can be overridden by lower management grps.</text:span></text:p>
          </table:table-cell>
        </table:table-row>
        <table:table-row>
          <table:table-cell table:style-name="Table1.A2" office:value-type="string">
            <text:p text:style-name="P5"><text:span text:style-name="Strong_20_Emphasis"><text:span text:style-name="T3">Subscriptions</text:span></text:span></text:p>
          </table:table-cell>
          <table:table-cell table:style-name="Table1.A2" office:value-type="string">
            <text:p text:style-name="P6">Basic unit of Azure billing and resource creation; trust a single Azure AD tenant</text:p>
          </table:table-cell>
          <table:table-cell table:style-name="Table1.A2" office:value-type="string">
            <text:p text:style-name="P6">Unlimited subscriptions per tenant; can be organized flexibly; changing tenant is difficult</text:p>
          </table:table-cell>
        </table:table-row>
        <table:table-row>
          <table:table-cell table:style-name="Table1.A2" office:value-type="string">
            <text:p text:style-name="P5"><text:span text:style-name="Strong_20_Emphasis"><text:span text:style-name="T3">Resource Groups</text:span></text:span></text:p>
          </table:table-cell>
          <table:table-cell table:style-name="Table1.A2" office:value-type="string">
            <text:p text:style-name="P6">Logical containers for resources sharing a lifecycle; flat structure within a subscription</text:p>
          </table:table-cell>
          <table:table-cell table:style-name="Table1.A2" office:value-type="string">
            <text:p text:style-name="P7">Resources can be moved between groups/subscriptions; policies and RBAC can be applied here</text:p>
          </table:table-cell>
        </table:table-row>
      </table:table>
      <text:list text:style-name="L2">
        <text:list-item>
          <text:p text:style-name="P8"><text:span text:style-name="Strong_20_Emphasis"><text:span text:style-name="T1">Inheritance is fundamental</text:span></text:span><text:span text:style-name="T2">: Policies, RBAC, budgets, and locks applied at management group or subscription levels </text:span><text:span text:style-name="Strong_20_Emphasis"><text:span text:style-name="T1">inherit down</text:span></text:span><text:span text:style-name="T2"> to resource groups and resources.</text:span></text:p>
        </text:list-item>
        <text:list-item>
          <text:p text:style-name="P8"><text:soft-page-break/><text:span text:style-name="Strong_20_Emphasis"><text:span text:style-name="T1">Subscriptions</text:span></text:span><text:span text:style-name="T2"> should be organized thoughtfully but there’s flexibility; grouping by workload, business unit, environment, or geography is common.</text:span></text:p>
        </text:list-item>
        <text:list-item>
          <text:p text:style-name="P8"><text:span text:style-name="Strong_20_Emphasis"><text:span text:style-name="T1">Resource Groups</text:span></text:span><text:span text:style-name="T2"> are not strict boundaries for resource interaction (e.g., networking can span groups), but help manage lifecycle and permissions. </text:span><text:span text:style-name="T6">Region specified during RG creation is just where its metadata lives, and resources inside it can be from any region. </text:span><text:span text:style-name="T7">RG can’t be renamed, but resources inside it can be moved to different RG or/and subscription.</text:span></text:p>
        </text:list-item>
      </text:list>
      <text:h text:style-name="Heading_20_2" text:outline-level="2">Practical Example</text:h>
      <text:p text:style-name="P9">Imagine a company with 50 subscriptions:</text:p>
      <text:list text:style-name="L3">
        <text:list-item>
          <text:p text:style-name="P10">Create a <text:span text:style-name="Strong_20_Emphasis">root management group</text:span>.</text:p>
        </text:list-item>
        <text:list-item>
          <text:p text:style-name="P10">Under it, create child groups: <text:span text:style-name="Strong_20_Emphasis">Prod</text:span>, <text:span text:style-name="Strong_20_Emphasis">Dev</text:span>, <text:span text:style-name="Strong_20_Emphasis">Test</text:span>.</text:p>
        </text:list-item>
        <text:list-item>
          <text:p text:style-name="P10">Place subscriptions under each group.</text:p>
        </text:list-item>
        <text:list-item>
          <text:p text:style-name="P10">Apply <text:span text:style-name="Strong_20_Emphasis">Azure Policy</text:span> at the root (e.g., enforce tagging, restrict VM sizes).</text:p>
        </text:list-item>
        <text:list-item>
          <text:p text:style-name="P10">Assign RBAC at the <text:span text:style-name="Strong_20_Emphasis">Prod management group</text:span> (e.g., Prod Admins = Owner).</text:p>
        </text:list-item>
        <text:list-item>
          <text:p text:style-name="P10">All subscriptions under Prod inherit those rules automatically.</text:p>
        </text:list-item>
      </text:list>
      <text:h text:style-name="P3" text:outline-level="3">Naming and Tagging Strategies</text:h>
      <text:list text:style-name="L4">
        <text:list-item>
          <text:p text:style-name="P11"><text:span text:style-name="Strong_20_Emphasis"><text:span text:style-name="T1">Naming Standards</text:span></text:span><text:span text:style-name="T2">: Essential for clarity and consistency across environments (on-premises and cloud).<text:line-break/>Recommended pattern includes resource type, workload, environment, region, and instance number.</text:span></text:p>
        </text:list-item>
        <text:list-item>
          <text:p text:style-name="P11"><text:span text:style-name="Strong_20_Emphasis"><text:span text:style-name="T1">Tagging</text:span></text:span><text:span text:style-name="T2">:</text:span></text:p>
          <text:list>
            <text:list-item>
              <text:p text:style-name="P12">Key-value pairs assigned at subscription, resource group, or resource level (not supported on management groups).</text:p>
            </text:list-item>
            <text:list-item>
              <text:p text:style-name="P11"><text:span text:style-name="T2">Tags are </text:span><text:span text:style-name="Strong_20_Emphasis"><text:span text:style-name="T1">not inherited</text:span></text:span><text:span text:style-name="T2"> by default but can be inherited via Azure Policy for ease of management and cost allocation.</text:span></text:p>
            </text:list-item>
            <text:list-item>
              <text:p text:style-name="P12">Suggested core tags include business unit, cost center, app owner, environment, region, and owner name.</text:p>
            </text:list-item>
            <text:list-item>
              <text:p text:style-name="P12">Careful use of policies to enforce tagging is advised to avoid blocking automated deployments.</text:p>
            </text:list-item>
          </text:list>
        </text:list-item>
      </text:list>
      <text:p text:style-name="Horizontal_20_Line"/>
      <text:h text:style-name="P3" text:outline-level="3">Access Control and Security</text:h>
      <text:list text:style-name="L5">
        <text:list-item>
          <text:p text:style-name="P13"><text:span text:style-name="Strong_20_Emphasis"><text:span text:style-name="T1">Role-Based Access Control (RBAC)</text:span></text:span><text:span text:style-name="T2">:</text:span></text:p>
          <text:list>
            <text:list-item>
              <text:p text:style-name="P14">Permissions granted at management group, subscription, resource group, or resource level.</text:p>
            </text:list-item>
            <text:list-item>
              <text:p text:style-name="P14"><text:soft-page-break/>Roles group related permissions (actions and data actions) for easier management.</text:p>
            </text:list-item>
            <text:list-item>
              <text:p text:style-name="P14">Prefer granting permissions to groups, not individuals, to simplify administration.</text:p>
              <text:p text:style-name="P14">Azure Resource Manager uses resource providers to offer various resources (like virtual machines, storage accounts) and define the actions that can be performed on them (e.g., read, write, delete, or specific actions like "run command extension").</text:p>
            </text:list-item>
            <text:list-item>
              <text:p text:style-name="P13"><text:span text:style-name="Strong_20_Emphasis"><text:span text:style-name="T1">Inheritance applies</text:span></text:span><text:span text:style-name="T2">; no ability to block inherited permissions.</text:span></text:p>
            </text:list-item>
            <text:list-item>
              <text:p text:style-name="P13"><text:span text:style-name="T2">Supports </text:span><text:span text:style-name="Strong_20_Emphasis"><text:span text:style-name="T1">custom roles</text:span></text:span><text:span text:style-name="T2"> (up to 5,000 per tenant) for least privilege scenarios.</text:span></text:p>
            </text:list-item>
            <text:list-item>
              <text:p text:style-name="P13"><text:span text:style-name="T2">Integration with </text:span><text:span text:style-name="Strong_20_Emphasis"><text:span text:style-name="T1">Privileged Identity Management (PIM)</text:span></text:span><text:span text:style-name="T2"> enables just-in-time, eligible-only roles for enhanced security. PIM enables just-in-time access to elevated permissions for both Azure AD roles and Azure Resource Manager roles. This feature helps minimize standing access, requiring users to activate roles when needed, potentially with MFA, approval, or justification.</text:span></text:p>
            </text:list-item>
          </text:list>
        </text:list-item>
        <text:list-item>
          <text:p text:style-name="P13"><text:span text:style-name="Strong_20_Emphasis"><text:span text:style-name="T1">Attribute-Based Access Control (ABAC)</text:span></text:span><text:span text:style-name="T2">:</text:span></text:p>
          <text:list>
            <text:list-item>
              <text:p text:style-name="P14">Adds conditional access based on <text:span text:style-name="T8">custom security attributes for</text:span> identity and resource (e.g., <text:span text:style-name="T9">we can create custom security attribute for</text:span> project tags).</text:p>
            </text:list-item>
            <text:list-item>
              <text:p text:style-name="P14"><text:s/><text:span text:style-name="T8">To create custom security attribute, user needs “attribute definition administrator” role. Global administrator is not enough. Then a created custom sec attribute with </text:span><text:span text:style-name="T9">multiple predefined </text:span><text:span text:style-name="T8">value</text:span><text:span text:style-name="T9">s</text:span><text:span text:style-name="T8"> can be created, which can be assigned to a user, and to a resource. If value matches, user has access.</text:span></text:p>
            </text:list-item>
            <text:list-item>
              <text:p text:style-name="P14">Enables granular data access without creating excessive resource fragmentation.</text:p>
            </text:list-item>
            <text:list-item>
              <text:p text:style-name="P14">Currently limited to certain data actions (e.g., blob storage) but expanding over time.</text:p>
            </text:list-item>
          </text:list>
        </text:list-item>
        <text:list-item>
          <text:p text:style-name="P13"><text:span text:style-name="Strong_20_Emphasis"><text:span text:style-name="T1">Locks</text:span></text:span><text:span text:style-name="T2">:</text:span></text:p>
          <text:list>
            <text:list-item>
              <text:p text:style-name="P14">Applied at subscription, resource group, or resource level to prevent accidental deletion or modification.</text:p>
            </text:list-item>
            <text:list-item>
              <text:p text:style-name="P14">Two types: Read-only and Delete lock (prevents deletion but allows modifications).</text:p>
            </text:list-item>
            <text:list-item>
              <text:p text:style-name="P13"><text:span text:style-name="T2">Locks apply to Azure control plane operations but do </text:span><text:span text:style-name="Strong_20_Emphasis"><text:span text:style-name="T1">not</text:span></text:span><text:span text:style-name="T2"> protect data plane actions (e.g., deleting blobs).</text:span></text:p>
            </text:list-item>
          </text:list>
        </text:list-item>
      </text:list>
      <text:p text:style-name="Horizontal_20_Line"/>
      <text:h text:style-name="P3" text:outline-level="3">Azure Policy</text:h>
      <text:list text:style-name="L6">
        <text:list-item>
          <text:p text:style-name="P15"><text:span text:style-name="T10">Sits on top of Azure Resource manager and any control plane operation has to pass through it. </text:span><text:span text:style-name="T2">Central to governance for </text:span><text:span text:style-name="Strong_20_Emphasis"><text:span text:style-name="T1">enforcing and auditing compliance</text:span></text:span><text:span text:style-name="T2"> with organizational rules.</text:span></text:p>
        </text:list-item>
        <text:list-item>
          <text:p text:style-name="P15"><text:span text:style-name="T2">Policies evaluate resource </text:span><text:span text:style-name="T10">property/attributes (exposed</text:span><text:span text:style-name="T2"> via </text:span><text:span text:style-name="Strong_20_Emphasis"><text:span text:style-name="T1">aliases</text:span></text:span><text:span text:style-name="Strong_20_Emphasis"><text:span text:style-name="T11">)</text:span></text:span><text:span text:style-name="T2"> and can enforce conditions like allowed regions, required tags, </text:span><text:span text:style-name="T12">deny public IPs for subnet,</text:span><text:span text:style-name="T2"> or SKU restrictions.</text:span></text:p>
        </text:list-item>
        <text:list-item>
          <text:p text:style-name="P15"><text:soft-page-break/><text:span text:style-name="T2">Supports multiple </text:span><text:span text:style-name="Strong_20_Emphasis"><text:span text:style-name="T1">effects</text:span></text:span><text:span text:style-name="T2">: Audit, Deny </text:span><text:span text:style-name="T10">(eg. </text:span><text:span text:style-name="T12">deny</text:span><text:span text:style-name="T10"> deleting a resource)</text:span><text:span text:style-name="T2">, Append/Modify </text:span><text:span text:style-name="T12">(change resource while it’s being deployed)</text:span><text:span text:style-name="T2">, DeployIfNotExists, and Disabled.</text:span></text:p>
        </text:list-item>
        <text:list-item>
          <text:p text:style-name="P15"><text:span text:style-name="T2">Policies are grouped into </text:span><text:span text:style-name="Strong_20_Emphasis"><text:span text:style-name="T1">initiatives</text:span></text:span><text:span text:style-name="T2"> (policy sets) </text:span><text:span text:style-name="T10">and assigned to a scope like RG/subscription,</text:span><text:span text:style-name="T2"> for managing complex compliance requirements </text:span><text:span text:style-name="T13">(</text:span><text:span text:style-name="T2">such as PCI DSS or FedRAMP – </text:span><text:span text:style-name="T13">which are built-in initiatives)</text:span><text:span text:style-name="T2">.</text:span></text:p>
        </text:list-item>
        <text:list-item>
          <text:p text:style-name="P16">Policy inheritance follows the resource hierarchy, providing broad or granular control.</text:p>
        </text:list-item>
        <text:list-item>
          <text:p text:style-name="P16">Exceptions and exclusions can be configured at assignment time.</text:p>
        </text:list-item>
      </text:list>
      <text:p text:style-name="Horizontal_20_Line"/>
      <text:h text:style-name="P3" text:outline-level="3">Cost Management and Budgeting</text:h>
      <text:list text:style-name="L7">
        <text:list-item>
          <text:p text:style-name="P17"><text:span text:style-name="Strong_20_Emphasis"><text:span text:style-name="T1">Cost Analysis</text:span></text:span><text:span text:style-name="T2">: Provides insights into spending patterns with customizable views and </text:span><text:span text:style-name="Strong_20_Emphasis"><text:span text:style-name="T1">machine learning-driven smart insights</text:span></text:span><text:span text:style-name="T2"> to detect anomalies.</text:span></text:p>
        </text:list-item>
        <text:list-item>
          <text:p text:style-name="P17"><text:span text:style-name="Strong_20_Emphasis"><text:span text:style-name="T1">Budgets</text:span></text:span><text:span text:style-name="T2">: Set financial or resource quantity thresholds with flexible filters (tags, resource types) and actions (notifications, webhooks, Azure Functions). </text:span><text:span text:style-name="T14">Can set as </text:span><text:span text:style-name="T15">per </text:span><text:span text:style-name="T14">actual or forecasted </text:span><text:span text:style-name="T15">costs</text:span><text:span text:style-name="T14">.</text:span></text:p>
        </text:list-item>
        <text:list-item>
          <text:p text:style-name="P17"><text:span text:style-name="Strong_20_Emphasis"><text:span text:style-name="T1">Cost Allocation</text:span></text:span><text:span text:style-name="T2">: Enables splitting shared resource </text:span><text:span text:style-name="T15">(like express route or domain controllers)</text:span><text:span text:style-name="T2"> costs proportionally or evenly across business units or subscriptions.</text:span></text:p>
        </text:list-item>
        <text:list-item>
          <text:p text:style-name="P18">Supports exporting data for external analysis and integrating with Power BI and APIs.</text:p>
        </text:list-item>
        <text:list-item>
          <text:p text:style-name="P19">From a billing perspective resources can inherit tags for logical calculation and grouping. (it wont actually write those tags to the resources)</text:p>
        </text:list-item>
        <text:list-item>
          <text:p text:style-name="P20"><text:span text:style-name="T16">Pricing calculator - </text:span>The Azure Pricing Calculator is Microsoft’s official tool for estimating the cost of Azure services before you deploy them. It’s especially useful when planning workloads like VMs, storage, networking. Lets you select services (VMs, Storage, Databases, Networking, etc.).<text:line-break/>Configure parameters (region, instance size, OS, redundancy, storage type).<text:line-break/>Shows estimated monthly costs based on your configuration.<text:line-break/>Allows you to compare options (e.g., different VM sizes or storage tiers).<text:line-break/>Provides exportable estimates (Excel or PDF) for budgeting and procurement.</text:p>
        </text:list-item>
      </text:list>
      <text:p text:style-name="Horizontal_20_Line"/>
      <text:h text:style-name="P3" text:outline-level="3">Cost Optimization Tools and Mechanisms – <text:span text:style-name="T17">can see the below mechanism discounts in pricing calculator.</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Mechanism</text:p>
            </table:table-cell>
            <table:table-cell table:style-name="Table2.A1" office:value-type="string">
              <text:p text:style-name="P4">Description</text:p>
            </table:table-cell>
            <table:table-cell table:style-name="Table2.A1" office:value-type="string">
              <text:p text:style-name="P4">Key Details</text:p>
            </table:table-cell>
          </table:table-row>
        </table:table-header-rows>
        <table:table-row>
          <table:table-cell table:style-name="Table2.A2" office:value-type="string">
            <text:p text:style-name="P5"><text:span text:style-name="Strong_20_Emphasis"><text:span text:style-name="T3">Azure Reservations</text:span></text:span></text:p>
          </table:table-cell>
          <table:table-cell table:style-name="Table2.A2" office:value-type="string">
            <text:p text:style-name="P6">Pre-purchase discounted capacity for 1 or 3 years on specific VM sizes and regions</text:p>
          </table:table-cell>
          <table:table-cell table:style-name="Table2.A2" office:value-type="string">
            <text:p text:style-name="P6">Discounts up to ~63%; commitment to pay regardless of usage; no capacity guarantee <text:span text:style-name="T18">(so </text:span><text:soft-page-break/><text:span text:style-name="T18">not guaranteed you’d be able to create vm at all times – so not really a reservation on capacity but reservation on prepaid cost to avail extra discount)</text:span></text:p>
          </table:table-cell>
        </table:table-row>
        <table:table-row>
          <table:table-cell table:style-name="Table2.A2" office:value-type="string">
            <text:p text:style-name="P5"><text:span text:style-name="Strong_20_Emphasis"><text:span text:style-name="T3">Azure Savings Plans</text:span></text:span></text:p>
          </table:table-cell>
          <table:table-cell table:style-name="Table2.A2" office:value-type="string">
            <text:p text:style-name="P6">Flexible compute discounts across multiple compute services and regions</text:p>
          </table:table-cell>
          <table:table-cell table:style-name="Table2.A2" office:value-type="string">
            <text:p text:style-name="P6">Lower discount (~31-54%) but covers more service types; no specific SKU or region locking</text:p>
          </table:table-cell>
        </table:table-row>
        <table:table-row>
          <table:table-cell table:style-name="Table2.A2" office:value-type="string">
            <text:p text:style-name="P5"><text:span text:style-name="Strong_20_Emphasis"><text:span text:style-name="T3">Azure Hybrid Benefit</text:span></text:span></text:p>
          </table:table-cell>
          <table:table-cell table:style-name="Table2.A2" office:value-type="string">
            <text:p text:style-name="P6">Use existing licenses (Windows, SQL Server) to reduce Azure resource costs</text:p>
          </table:table-cell>
          <table:table-cell table:style-name="Table2.A2" office:value-type="string">
            <text:p text:style-name="P6">Applies to OS and SQL licenses; reduces license charges on VM billing</text:p>
          </table:table-cell>
        </table:table-row>
        <table:table-row>
          <table:table-cell table:style-name="Table2.A2" office:value-type="string">
            <text:p text:style-name="P5"><text:span text:style-name="Strong_20_Emphasis"><text:span text:style-name="T3">On-Demand Capacity Reservations</text:span></text:span></text:p>
          </table:table-cell>
          <table:table-cell table:style-name="Table2.A2" office:value-type="string">
            <text:p text:style-name="P6">SLA-backed capacity reservation for critical workloads requiring guaranteed resource availability</text:p>
          </table:table-cell>
          <table:table-cell table:style-name="Table2.A2" office:value-type="string">
            <text:p text:style-name="P7">Paid continuously; allows guaranteed provisioning in specific region and SKU; used alongside reservations <text:span text:style-name="T19">to block capacity as well.</text:span></text:p>
          </table:table-cell>
        </table:table-row>
      </table:table>
      <text:list text:style-name="L8">
        <text:list-item>
          <text:p text:style-name="P21">Emphasizes understanding commitment and flexibility trade-offs; reservations provide best discount but require specificity, savings plans offer flexibility.</text:p>
        </text:list-item>
      </text:list>
      <text:p text:style-name="Horizontal_20_Line"/>
      <text:h text:style-name="P3" text:outline-level="3">Additional Governance Tools and Concepts</text:h>
      <text:list text:style-name="L9">
        <text:list-item>
          <text:p text:style-name="P22"><text:span text:style-name="Strong_20_Emphasis"><text:span text:style-name="T1">Deployment Stacks</text:span></text:span><text:span text:style-name="T2">: </text:span><text:span text:style-name="T20">a resource in Azure Resource Manager that lets you manage a group of resources as a single unit. It builds on ARM templates or Bicep files, tracks the state of deployed resources, and allows you to update, detach, or delete them consistently. It’s essentially Azure’s evolution of Blueprints (deprecated), giving you Terraform-like lifecycle control but fully integrated into Azure. E</text:span><text:span text:style-name="T2">nabl</text:span><text:span text:style-name="T20">es</text:span><text:span text:style-name="T2"> lifecycle management of resource collections </text:span><text:span text:style-name="T21">in single</text:span><text:span text:style-name="T2"> resource group </text:span><text:span text:style-name="T21">OR</text:span><text:span text:style-name="T2"> subscription </text:span><text:span text:style-name="T21">(resources can be spread across multiple resource groups) OR Management group (resources can be spread across multiple subscriptions and resource groups)</text:span><text:span text:style-name="T2">. </text:span><text:span text:style-name="T21">Its is a lifecycle boundary for resources which will be created together and deleted together. Can add or remove resources from it anytime. </text:span><text:span text:style-name="T2">Supports locking and denial policies for resource modifications or deletions within the stack.</text:span></text:p>
        </text:list-item>
        <text:list-item>
          <text:p text:style-name="P23"><text:span text:style-name="Strong_20_Emphasis"><text:span text:style-name="T1">Azure Resource Graph</text:span></text:span><text:span text:style-name="T2">:</text:span></text:p>
          <text:list>
            <text:list-item>
              <text:p text:style-name="P24">High-performance query engine for inventory and configuration management across subscriptions. <text:span text:style-name="T22">Can’t make changes using it.</text:span></text:p>
            </text:list-item>
            <text:list-item>
              <text:p text:style-name="P25"><text:soft-page-break/>Supports Kusto Query Language (KQL) for powerful queries and integrates with portal <text:span text:style-name="T23">(Azure Resource Graph Explorer)</text:span>, CLI, and PowerShell.</text:p>
            </text:list-item>
            <text:list-item>
              <text:p text:style-name="P23"><text:span text:style-name="T2">Includes </text:span><text:span text:style-name="Strong_20_Emphasis"><text:span text:style-name="T1">resource configuration changes</text:span></text:span><text:span text:style-name="T2"> tracking for auditing and troubleshooting. </text:span><text:span text:style-name="T24">Upto 14 days.</text:span></text:p>
            </text:list-item>
          </text:list>
        </text:list-item>
        <text:list-item>
          <text:p text:style-name="P23"><text:span text:style-name="Strong_20_Emphasis"><text:span text:style-name="T1">Azure Advisor</text:span></text:span><text:span text:style-name="T2">:</text:span></text:p>
          <text:list>
            <text:list-item>
              <text:p text:style-name="P25">Provides ongoing recommendations for cost optimization, security, reliability, and performance.</text:p>
            </text:list-item>
            <text:list-item>
              <text:p text:style-name="P25">Allows creating alerts and digest reports to proactively manage the cloud environment.</text:p>
            </text:list-item>
          </text:list>
        </text:list-item>
      </text:list>
      <text:p text:style-name="Horizontal_20_Line"/>
      <text:list text:style-name="L10">
        <text:list-item>
          <text:p text:style-name="P26"><text:span text:style-name="Strong_20_Emphasis">Entra RBAC</text:span> controls <text:span text:style-name="Emphasis">who can create or manage identities</text:span> (e.g., service principals, managed identities).</text:p>
        </text:list-item>
      </text:list>
      <text:list text:style-name="L11">
        <text:list-item>
          <text:p text:style-name="P27"><text:span text:style-name="Strong_20_Emphasis">Resource RBAC</text:span> controls <text:span text:style-name="Emphasis">what those identities can do</text:span> inside Azure resources.</text:p>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Aspect</text:p>
            </table:table-cell>
            <table:table-cell table:style-name="Table3.A1" office:value-type="string">
              <text:p text:style-name="P28">Entra RBAC</text:p>
            </table:table-cell>
            <table:table-cell table:style-name="Table3.A1" office:value-type="string">
              <text:p text:style-name="P28">Azure Resource RBAC</text:p>
            </table:table-cell>
          </table:table-row>
        </table:table-header-rows>
        <table:table-row>
          <table:table-cell table:style-name="Table3.A1" office:value-type="string">
            <text:p text:style-name="P29"><text:span text:style-name="Strong_20_Emphasis">Scope</text:span></text:p>
          </table:table-cell>
          <table:table-cell table:style-name="Table3.A1" office:value-type="string">
            <text:p text:style-name="P29">Directory (tenant-wide)</text:p>
          </table:table-cell>
          <table:table-cell table:style-name="Table3.A1" office:value-type="string">
            <text:p text:style-name="P29">Subscriptions, resource groups, resources</text:p>
          </table:table-cell>
        </table:table-row>
        <table:table-row>
          <table:table-cell table:style-name="Table3.A1" office:value-type="string">
            <text:p text:style-name="P29"><text:span text:style-name="Strong_20_Emphasis">Objects Controlled</text:span></text:p>
          </table:table-cell>
          <table:table-cell table:style-name="Table3.A1" office:value-type="string">
            <text:p text:style-name="P29">Identities, apps, policies</text:p>
          </table:table-cell>
          <table:table-cell table:style-name="Table3.A1" office:value-type="string">
            <text:p text:style-name="P29">VMs, storage, databases, networking</text:p>
          </table:table-cell>
        </table:table-row>
        <table:table-row>
          <table:table-cell table:style-name="Table3.A1" office:value-type="string">
            <text:p text:style-name="P29"><text:span text:style-name="Strong_20_Emphasis">Examples</text:span></text:p>
          </table:table-cell>
          <table:table-cell table:style-name="Table3.A1" office:value-type="string">
            <text:p text:style-name="P29">Global Admin, User Admin</text:p>
          </table:table-cell>
          <table:table-cell table:style-name="Table3.A1" office:value-type="string">
            <text:p text:style-name="P29">Owner, Contributor, Reader</text:p>
          </table:table-cell>
        </table:table-row>
        <table:table-row>
          <table:table-cell table:style-name="Table3.A1" office:value-type="string">
            <text:p text:style-name="P29"><text:span text:style-name="Strong_20_Emphasis">Purpose</text:span></text:p>
          </table:table-cell>
          <table:table-cell table:style-name="Table3.A1" office:value-type="string">
            <text:p text:style-name="P29">Manage identities &amp; security</text:p>
          </table:table-cell>
          <table:table-cell table:style-name="Table3.A1" office:value-type="string">
            <text:p text:style-name="P29">Manage workloads &amp; data</text:p>
          </table:table-cell>
        </table:table-row>
      </table:table>
      <text:p text:style-name="P30"/>
      <text:p text:style-name="P30"><text:span text:style-name="T25">Azure Active Directory (Azure AD) has its own separate set of roles, distinct from Azure Resource Manager roles, but a Global Administrator in Azure AD can elevate their privileges to manage Azure resources.</text:span> </text:p>
      <text:h text:style-name="P31" text:outline-level="2">✈️ <text:span text:style-name="T26">Control Plane (Azure Resource Manager)</text:span></text:h>
      <text:list text:style-name="L12">
        <text:list-item>
          <text:p text:style-name="P32"><text:span text:style-name="Strong_20_Emphasis"><text:span text:style-name="T26">What it is:</text:span></text:span><text:span text:style-name="T26"> The orchestration layer that decides how resources should be provisioned and managed.</text:span></text:p>
        </text:list-item>
        <text:list-item>
          <text:p text:style-name="P32"><text:span text:style-name="Strong_20_Emphasis"><text:span text:style-name="T26">Roles &amp; Permissions:</text:span></text:span></text:p>
          <text:list>
            <text:list-item>
              <text:p text:style-name="P32"><text:span text:style-name="T26">Governed by </text:span><text:span text:style-name="Strong_20_Emphasis"><text:span text:style-name="T26">Azure Resource RBAC</text:span></text:span><text:span text:style-name="T26">.</text:span></text:p>
            </text:list-item>
            <text:list-item>
              <text:p text:style-name="P32"><text:span text:style-name="T26">Example: A user with </text:span><text:span text:style-name="Emphasis"><text:span text:style-name="T26">Contributor</text:span></text:span><text:span text:style-name="T26"> role at subscription scope can create a VM.</text:span></text:p>
            </text:list-item>
            <text:list-item>
              <text:p text:style-name="P33">The control plane checks RBAC before allowing the operation.</text:p>
            </text:list-item>
          </text:list>
        </text:list-item>
        <text:list-item>
          <text:p text:style-name="P32"><text:span text:style-name="Strong_20_Emphasis"><text:span text:style-name="T26">Scope:</text:span></text:span><text:span text:style-name="T26"> Subscription, resource group, or resource.</text:span></text:p>
        </text:list-item>
        <text:list-item>
          <text:p text:style-name="P32"><text:span text:style-name="Strong_20_Emphasis"><text:span text:style-name="T26">Key Point:</text:span></text:span><text:span text:style-name="T26"> Control plane RBAC decides </text:span><text:span text:style-name="Emphasis"><text:span text:style-name="T26">who can issue commands that change resource state</text:span></text:span><text:span text:style-name="T26">.</text:span></text:p>
        </text:list-item>
      </text:list>
      <text:h text:style-name="P34" text:outline-level="2">🛠️ Management Plane (Portal, CLI, REST APIs)</text:h>
      <text:list text:style-name="L13">
        <text:list-item>
          <text:p text:style-name="P35"><text:span text:style-name="Strong_20_Emphasis"><text:span text:style-name="T26">What it is:</text:span></text:span><text:span text:style-name="T26"> The interface layer where admins/users interact with Azure (Portal, CLI, SDKs, REST).</text:span></text:p>
        </text:list-item>
        <text:list-item>
          <text:p text:style-name="P35"><text:span text:style-name="Strong_20_Emphasis"><text:span text:style-name="T26">Roles &amp; Permissions:</text:span></text:span></text:p>
          <text:list>
            <text:list-item>
              <text:p text:style-name="P35"><text:span text:style-name="T26">Also governed by </text:span><text:span text:style-name="Strong_20_Emphasis"><text:span text:style-name="T26">Azure Resource RBAC</text:span></text:span><text:span text:style-name="T26">.</text:span></text:p>
            </text:list-item>
            <text:list-item>
              <text:p text:style-name="P35"><text:soft-page-break/><text:span text:style-name="T26">Example: A user with </text:span><text:span text:style-name="Emphasis"><text:span text:style-name="T26">Reader</text:span></text:span><text:span text:style-name="T26"> role can log into the portal and view resources but cannot modify them.</text:span></text:p>
            </text:list-item>
          </text:list>
        </text:list-item>
        <text:list-item>
          <text:p text:style-name="P35"><text:span text:style-name="Strong_20_Emphasis"><text:span text:style-name="T26">Key Point:</text:span></text:span><text:span text:style-name="T26"> Management plane RBAC controls </text:span><text:span text:style-name="Emphasis"><text:span text:style-name="T26">who can configure, monitor, or govern resources</text:span></text:span><text:span text:style-name="T26">.</text:span></text:p>
        </text:list-item>
      </text:list>
      <text:h text:style-name="P34" text:outline-level="2">📦 Data Plane (Actual Resource Access)</text:h>
      <text:list text:style-name="L14">
        <text:list-item>
          <text:p text:style-name="P36"><text:span text:style-name="Strong_20_Emphasis"><text:span text:style-name="T26">What it is:</text:span></text:span><text:span text:style-name="T26"> The execution layer — where workloads and data flow.</text:span></text:p>
        </text:list-item>
        <text:list-item>
          <text:p text:style-name="P36"><text:span text:style-name="Strong_20_Emphasis"><text:span text:style-name="T26">Roles &amp; Permissions:</text:span></text:span></text:p>
          <text:list>
            <text:list-item>
              <text:p text:style-name="P36"><text:span text:style-name="T26">Uses </text:span><text:span text:style-name="Strong_20_Emphasis"><text:span text:style-name="T26">Azure Resource RBAC</text:span></text:span><text:span text:style-name="T26">, but often with </text:span><text:span text:style-name="Strong_20_Emphasis"><text:span text:style-name="T26">resource-specific roles</text:span></text:span><text:span text:style-name="T26">.</text:span></text:p>
            </text:list-item>
            <text:list-item>
              <text:p text:style-name="P37">Example:</text:p>
              <text:list>
                <text:list-item>
                  <text:p text:style-name="P36"><text:span text:style-name="T26">Azure Storage: </text:span><text:span text:style-name="Emphasis"><text:span text:style-name="T26">Storage Blob Data Reader</text:span></text:span><text:span text:style-name="T26"> role allows reading blobs.</text:span></text:p>
                </text:list-item>
                <text:list-item>
                  <text:p text:style-name="P37">Azure SQL: SQL-specific roles (separate from ARM RBAC).</text:p>
                </text:list-item>
              </text:list>
            </text:list-item>
            <text:list-item>
              <text:p text:style-name="P36"><text:span text:style-name="T26">These permissions govern </text:span><text:span text:style-name="Emphasis"><text:span text:style-name="T26">who can read/write the actual data inside the resource</text:span></text:span><text:span text:style-name="T26">.</text:span></text:p>
            </text:list-item>
          </text:list>
        </text:list-item>
        <text:list-item>
          <text:p text:style-name="P36"><text:span text:style-name="Strong_20_Emphasis"><text:span text:style-name="T26">Key Point:</text:span></text:span><text:span text:style-name="T26"> Data plane RBAC decides </text:span><text:span text:style-name="Emphasis"><text:span text:style-name="T26">who can use the resource’s data or workload</text:span></text:span><text:span text:style-name="T26">.</text:span></text:p>
        </text:list-item>
      </text:list>
      <text:h text:style-name="P34" text:outline-level="2">📊 Side-by-Side</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8">Plane</text:p>
            </table:table-cell>
            <table:table-cell table:style-name="Table4.A1" office:value-type="string">
              <text:p text:style-name="P38">Role/Permission Scope</text:p>
            </table:table-cell>
            <table:table-cell table:style-name="Table4.A1" office:value-type="string">
              <text:p text:style-name="P38">Example RBAC Role</text:p>
            </table:table-cell>
          </table:table-row>
        </table:table-header-rows>
        <table:table-row>
          <table:table-cell table:style-name="Table4.A1" office:value-type="string">
            <text:p text:style-name="P29"><text:span text:style-name="Strong_20_Emphasis"><text:span text:style-name="T26">Control Plane</text:span></text:span></text:p>
          </table:table-cell>
          <table:table-cell table:style-name="Table4.A1" office:value-type="string">
            <text:p text:style-name="P39">Resource creation/config</text:p>
          </table:table-cell>
          <table:table-cell table:style-name="Table4.A1" office:value-type="string">
            <text:p text:style-name="P39">Contributor, Owner</text:p>
          </table:table-cell>
        </table:table-row>
        <table:table-row>
          <table:table-cell table:style-name="Table4.A1" office:value-type="string">
            <text:p text:style-name="P29"><text:span text:style-name="Strong_20_Emphasis"><text:span text:style-name="T26">Management Plane</text:span></text:span></text:p>
          </table:table-cell>
          <table:table-cell table:style-name="Table4.A1" office:value-type="string">
            <text:p text:style-name="P39">Portal/API visibility/config</text:p>
          </table:table-cell>
          <table:table-cell table:style-name="Table4.A1" office:value-type="string">
            <text:p text:style-name="P39">Reader, Contributor</text:p>
          </table:table-cell>
        </table:table-row>
        <table:table-row>
          <table:table-cell table:style-name="Table4.A1" office:value-type="string">
            <text:p text:style-name="P29"><text:span text:style-name="Strong_20_Emphasis"><text:span text:style-name="T26">Data Plane</text:span></text:span></text:p>
          </table:table-cell>
          <table:table-cell table:style-name="Table4.A1" office:value-type="string">
            <text:p text:style-name="P39">Resource-specific data access</text:p>
          </table:table-cell>
          <table:table-cell table:style-name="Table4.A1" office:value-type="string">
            <text:p text:style-name="P39">Storage Blob Data Reader, SQL DB roles</text:p>
          </table:table-cell>
        </table:table-row>
      </table:table>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0T13:53:00.671612100</meta:creation-date>
    <dc:date>2026-01-19T21:22:44.182428900</dc:date>
    <meta:editing-duration>PT3H8M19S</meta:editing-duration>
    <meta:editing-cycles>22</meta:editing-cycles>
    <meta:generator>LibreOffice/25.8.4.2$Windows_X86_64 LibreOffice_project/290daaa01b999472f0c7a3890eb6a550fd74c6df</meta:generator>
    <meta:document-statistic meta:table-count="4" meta:image-count="0" meta:object-count="0" meta:page-count="7" meta:paragraph-count="147" meta:word-count="1869" meta:character-count="12843" meta:non-whitespace-character-count="11194"/>
  </office:meta>
</office:document-meta>
</file>